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1a79" officeooo:paragraph-rsid="00151a79"/>
    </style:style>
    <style:style style:name="P2" style:family="paragraph" style:parent-style-name="Standard">
      <style:text-properties officeooo:rsid="0016f8d4" officeooo:paragraph-rsid="0016f8d4"/>
    </style:style>
    <style:style style:name="P3" style:family="paragraph" style:parent-style-name="Standard">
      <style:text-properties officeooo:rsid="0019da69" officeooo:paragraph-rsid="0019da69"/>
    </style:style>
    <style:style style:name="P4" style:family="paragraph" style:parent-style-name="Standard">
      <style:text-properties officeooo:rsid="001c1f68" officeooo:paragraph-rsid="001c1f68"/>
    </style:style>
    <style:style style:name="P5" style:family="paragraph" style:parent-style-name="Standard">
      <style:text-properties officeooo:rsid="001dad51" officeooo:paragraph-rsid="001dad51"/>
    </style:style>
    <style:style style:name="P6" style:family="paragraph" style:parent-style-name="Standard">
      <style:text-properties officeooo:rsid="001755ab" officeooo:paragraph-rsid="0016f8d4"/>
    </style:style>
    <style:style style:name="P7" style:family="paragraph" style:parent-style-name="Standard">
      <style:text-properties officeooo:rsid="001755ab" officeooo:paragraph-rsid="001755ab"/>
    </style:style>
    <style:style style:name="P8" style:family="paragraph" style:parent-style-name="Standard">
      <style:text-properties officeooo:rsid="001b6562" officeooo:paragraph-rsid="001b6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ordenada se ve el lunes</text:p>
      <text:p text:style-name="P2">Hacer drag de las tarjetas a fuera de la ventana para verlas o guardarlas</text:p>
      <text:p text:style-name="P3">Ver como hacer que se expandan contenedores (los de habilidades en pokemon) para que se vean todas</text:p>
      <text:p text:style-name="P4">Cambiar selección de tipos a comboboxes</text:p>
      <text:p text:style-name="P5">Cómo hacer para buscar en los comboboxes editables según se escribe</text:p>
      <text:p text:style-name="P5">Cómo hacer para añadir a los comboboxes que se escriben</text:p>
      <text:p text:style-name="P6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0T19:52:33.395000000</dc:date>
    <meta:editing-duration>PT18H12M50S</meta:editing-duration>
    <meta:editing-cycles>12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6" meta:word-count="64" meta:character-count="361" meta:non-whitespace-character-count="303"/>
  </office:meta>
</office:document-meta>
</file>